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556in" table:align="left"/>
    </style:style>
    <style:style style:name="Table1.A" style:family="table-column">
      <style:table-column-properties style:column-width="5.9556in"/>
    </style:style>
    <style:style style:name="Table1.A1" style:family="table-cell">
      <style:table-cell-properties fo:padding="0.0194in" fo:border="none"/>
    </style:style>
    <style:style style:name="Table1.A2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14876a" officeooo:paragraph-rsid="0014876a"/>
    </style:style>
    <style:style style:name="P2" style:family="paragraph" style:parent-style-name="Standard">
      <style:text-properties fo:font-weight="bold" officeooo:rsid="00188b54" officeooo:paragraph-rsid="00188b54" style:font-weight-asian="bold" style:font-weight-complex="bold"/>
    </style:style>
    <style:style style:name="P3" style:family="paragraph" style:parent-style-name="Standard">
      <style:text-properties fo:font-weight="bold" officeooo:rsid="0015b5c1" officeooo:paragraph-rsid="0015b5c1" style:font-weight-asian="bold" style:font-weight-complex="bold"/>
    </style:style>
    <style:style style:name="P4" style:family="paragraph" style:parent-style-name="Standard">
      <style:text-properties fo:font-style="italic" fo:font-weight="bold" officeooo:rsid="0014876a" officeooo:paragraph-rsid="0014876a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officeooo:rsid="00188b54" officeooo:paragraph-rsid="00188b54" style:font-style-asian="italic" style:font-style-complex="italic"/>
    </style:style>
    <style:style style:name="P6" style:family="paragraph" style:parent-style-name="Standard">
      <style:text-properties officeooo:rsid="0015b5c1" officeooo:paragraph-rsid="0015b5c1"/>
    </style:style>
    <style:style style:name="P7" style:family="paragraph" style:parent-style-name="Standard">
      <style:text-properties officeooo:rsid="00188b54" officeooo:paragraph-rsid="00188b54"/>
    </style:style>
    <style:style style:name="P8" style:family="paragraph" style:parent-style-name="Standard">
      <style:text-properties fo:font-variant="normal" fo:text-transform="none" fo:color="#a94442" style:font-name="Helvetica Neue" fo:font-size="10.5pt" fo:letter-spacing="normal" fo:font-style="normal" fo:font-weight="normal" officeooo:rsid="00188b54" officeooo:paragraph-rsid="00188b54"/>
    </style:style>
    <style:style style:name="P9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10" style:family="paragraph" style:parent-style-name="Table_20_Contents">
      <style:paragraph-properties style:line-height-at-least="0.2083in"/>
      <style:text-properties fo:color="#24292e" style:font-name="SFMono-Regular" fo:font-size="9pt" officeooo:paragraph-rsid="00188b54" style:font-size-asian="2pt" style:font-size-complex="2pt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Standard">
      <style:text-properties fo:font-weight="bold" officeooo:rsid="0014876a" officeooo:paragraph-rsid="001487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8b54" style:font-weight-asian="bold" style:font-weight-complex="bold"/>
    </style:style>
    <style:style style:name="T3" style:family="text">
      <style:text-properties fo:font-weight="bold" officeooo:rsid="0015b5c1" style:font-weight-asian="bold" style:font-weight-complex="bold"/>
    </style:style>
    <style:style style:name="T4" style:family="text">
      <style:text-properties fo:font-weight="bold" officeooo:rsid="001a18d8" style:font-weight-asian="bold" style:font-weight-complex="bold"/>
    </style:style>
    <style:style style:name="T5" style:family="text">
      <style:text-properties fo:color="#d73a49"/>
    </style:style>
    <style:style style:name="T6" style:family="text">
      <style:text-properties fo:color="#032f62"/>
    </style:style>
    <style:style style:name="T7" style:family="text">
      <style:text-properties fo:color="#6f42c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88b54" style:font-weight-asian="normal" style:font-weight-complex="normal"/>
    </style:style>
    <style:style style:name="T10" style:family="text">
      <style:text-properties fo:font-weight="normal" officeooo:rsid="0015b5c1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color="#ed1c24" fo:font-weight="normal" officeooo:rsid="0015b5c1" style:font-weight-asian="normal" style:font-weight-complex="normal"/>
    </style:style>
    <style:style style:name="T13" style:family="text">
      <style:text-properties officeooo:rsid="001a18d8"/>
    </style:style>
    <style:style style:name="T14" style:family="text">
      <style:text-properties officeooo:rsid="00294057"/>
    </style:style>
    <style:style style:name="T15" style:family="text">
      <style:text-properties officeooo:rsid="002d30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odoo 11</text:p>
      <text:p text:style-name="P4"/>
      <text:p text:style-name="P4">login as root</text:p>
      <text:p text:style-name="P12"/>
      <text:p text:style-name="P1"><text:span text:style-name="T1">apt-get update &amp;&amp; apt-get upgrade </text:span># Install system updates</text:p>
      <text:p text:style-name="P1"><text:span text:style-name="T1">apt-get install sudo</text:span> # Make sure 'sudo' is installed</text:p>
      <text:p text:style-name="P1"><text:span text:style-name="T1">useradd -m -g sudo -s /bin/bash odoo </text:span># Create an 'odoo' user with sudo powers</text:p>
      <text:p text:style-name="P1"><text:span text:style-name="T1">passwd odoo</text:span> # Ask and set a password for the new user</text:p>
      <text:p text:style-name="P6"><text:span text:style-name="T1">su odoo &amp;&amp; cd</text:span> # login into odoo and go to home</text:p>
      <text:p text:style-name="P6"><text:span text:style-name="T1">sudo apt-get update &amp;&amp; sudo apt-get upgrade</text:span> #Install system updates</text:p>
      <text:p text:style-name="P6"><text:span text:style-name="T1">sudo apt-get install git</text:span> # Install Git</text:p>
      <text:p text:style-name="P6"><text:span text:style-name="T1">sudo apt-get install npm</text:span> # Install NodeJs and its package manager</text:p>
      <text:p text:style-name="P6"><text:span text:style-name="T1">sudo ln -s /usr/bin/nodejs /usr/bin/node </text:span># call node runs nodejs</text:p>
      <text:p text:style-name="P6"><text:span text:style-name="T1">sudo npm install -g less less-plugin-clean-css </text:span>#Install less compiler</text:p>
      <text:p text:style-name="P6"><text:span text:style-name="T1">mkdir ~/odoo-dev &amp;&amp; cd odoo-dev</text:span> # Create a directory to work in and go to that <text:s/>directory</text:p>
      <text:p text:style-name="P6"><text:span text:style-name="T1">git clone https://github.com/odoo/odoo.git -b 11.0 –depth=1</text:span> # Get Odoo source code</text:p>
      <text:p text:style-name="P6"><text:span text:style-name="T1">cd </text:span><text:span text:style-name="T2">~/</text:span><text:span text:style-name="T1">odoo-dev/odoo</text:span> #go to source directory</text:p>
      <text:p text:style-name="P7"><text:span text:style-name="T1">sudo apt-get install postgresql</text:span> <text:span text:style-name="T1">– y</text:span> &amp;&amp; <text:span text:style-name="T8"># Installs PostgreSQL</text:span></text:p>
      <text:p text:style-name="P7"><text:span text:style-name="T11">sudo passwd</text:span><text:span text:style-name="T8"> <text:s/></text:span><text:span text:style-name="T3">postgres </text:span><text:span text:style-name="T1"># </text:span><text:span text:style-name="T8">set <text:s/></text:span><text:span text:style-name="T10">postgres </text:span><text:span text:style-name="T8">passwd is <text:s/></text:span><text:span text:style-name="T12">postgres</text:span></text:p>
      <text:p text:style-name="P3">sudo su - postgres -c "createuser -s $USER" <text:span text:style-name="T9">#db superuser for unix</text:span> </text:p>
      <text:p text:style-name="P6"/>
      <text:p text:style-name="P5">*Pre-Requisite<text:span text:style-name="T14">s</text:span> for source comp<text:span text:style-name="T15">a</text:span>iling</text:p>
      <text:p text:style-name="P7"/>
      <text:p text:style-name="P7">sudo apt-get install python-dev</text:p>
      <text:p text:style-name="P7">sudo apt-get install libxml2-dev</text:p>
      <text:p text:style-name="P7">sudo apt-get install libxslt1-dev</text:p>
      <text:p text:style-name="P7"/>
      <text:p text:style-name="P7"/>
      <text:p text:style-name="P2">pip3 install -r requirements.txt</text:p>
      <text:p text:style-name="P7"/>
      <text:p text:style-name="P7"><text:span text:style-name="T1">./</text:span><text:span text:style-name="T4">odoo-bin </text:span><text:span text:style-name="T13">#Run odoo Server</text:span></text:p>
      <text:p text:style-name="P7"/>
      <text:p text:style-name="P7">To deal with UTF8 LATIN1 Error like this</text:p>
      <text:p text:style-name="P7"/>
      <text:p text:style-name="P8">Database creation error: encoding "UTF8" does not match locale "en_US" DETAIL: The chosen LC_CTYPE setting requires encoding "LATIN1".</text:p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sudo su postgres</text:p>
          </table:table-cell>
        </table:table-row>
        <table:table-row>
          <table:table-cell table:style-name="Table1.A2" office:value-type="string">
            <text:p text:style-name="P11"><text:bookmark text:name="file-psql_encoding-sql-L3"/></text:p>
          </table:table-cell>
        </table:table-row>
        <table:table-row>
          <table:table-cell table:style-name="Table1.A2" office:value-type="string">
            <text:p text:style-name="P9">psql<text:bookmark text:name="file-psql_encoding-sql-L4"/></text:p>
          </table:table-cell>
        </table:table-row>
        <table:table-row>
          <table:table-cell table:style-name="Table1.A2" office:value-type="string">
            <text:p text:style-name="P11"><text:bookmark text:name="file-psql_encoding-sql-L5"/></text:p>
          </table:table-cell>
        </table:table-row>
        <table:table-row>
          <table:table-cell table:style-name="Table1.A2" office:value-type="string">
            <text:p text:style-name="P9"><text:span text:style-name="T5">update</text:span> pg_database <text:span text:style-name="T5">set</text:span> datistemplate<text:span text:style-name="T5">=</text:span>false <text:span text:style-name="T5">where</text:span> datname<text:span text:style-name="T5">=</text:span><text:span text:style-name="T6">'template1'</text:span>;<text:bookmark text:name="file-psql_encoding-sql-L6"/></text:p>
          </table:table-cell>
        </table:table-row>
        <table:table-row>
          <table:table-cell table:style-name="Table1.A2" office:value-type="string">
            <text:p text:style-name="P9"><text:span text:style-name="T5">drop</text:span> <text:span text:style-name="T5">database</text:span> Template1;<text:bookmark text:name="file-psql_encoding-sql-L7"/></text:p>
          </table:table-cell>
        </table:table-row>
        <table:table-row>
          <table:table-cell table:style-name="Table1.A2" office:value-type="string">
            <text:p text:style-name="P9"><text:span text:style-name="T5">create</text:span> <text:span text:style-name="T5">database</text:span> <text:span text:style-name="T7">template1</text:span> with owner<text:span text:style-name="T5">=</text:span>postgres encoding<text:span text:style-name="T5">=</text:span><text:span text:style-name="T6">'UTF-8'</text:span><text:bookmark text:name="file-psql_encoding-sql-L8"/></text:p>
          </table:table-cell>
        </table:table-row>
        <table:table-row>
          <table:table-cell table:style-name="Table1.A2" office:value-type="string">
            <text:p text:style-name="P9">lc_collate<text:span text:style-name="T5">=</text:span><text:span text:style-name="T6">'en_US.utf8'</text:span> lc_ctype<text:span text:style-name="T5">=</text:span><text:span text:style-name="T6">'en_US.utf8'</text:span> template template0;<text:bookmark text:name="file-psql_encoding-sql-L9"/></text:p>
          </table:table-cell>
        </table:table-row>
        <table:table-row>
          <table:table-cell table:style-name="Table1.A2" office:value-type="string">
            <text:p text:style-name="P11"><text:bookmark text:name="file-psql_encoding-sql-L10"/></text:p>
          </table:table-cell>
        </table:table-row>
        <table:table-row>
          <table:table-cell table:style-name="Table1.A2" office:value-type="string">
            <text:p text:style-name="P9"><text:span text:style-name="T5">update</text:span> pg_database <text:span text:style-name="T5">set</text:span> datistemplate<text:span text:style-name="T5">=</text:span>true <text:span text:style-name="T5">where</text:span> datname<text:span text:style-name="T5">=</text:span><text:span text:style-name="T6">'template1'</text:span>;</text:p>
          </table:table-cell>
        </table:table-row>
      </table:table>
      <text:p text:style-name="P7"/>
      <text:p text:style-name="P7"><text:s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7:19:33.926626234</meta:creation-date>
    <dc:date>2018-01-30T11:00:04.740899811</dc:date>
    <meta:editing-duration>PT13M11S</meta:editing-duration>
    <meta:editing-cycles>6</meta:editing-cycles>
    <meta:generator>LibreOffice/5.4.2.2$Linux_X86_64 LibreOffice_project/40m0$Build-2</meta:generator>
    <meta:document-statistic meta:table-count="1" meta:image-count="0" meta:object-count="0" meta:page-count="1" meta:paragraph-count="35" meta:word-count="253" meta:character-count="1690" meta:non-whitespace-character-count="1462"/>
  </office:meta>
</office:document-meta>
</file>